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mono" svg:font-family="'Sans mono'" style:font-family-generic="swiss"/>
  </office:font-face-decls>
  <office:automatic-styles>
    <style:style style:name="T1" style:family="text">
      <style:text-properties fo:color="#f8f8f2" loext:opacity="100%"/>
    </style:style>
    <style:style style:name="T2" style:family="text">
      <style:text-properties fo:color="#ff4689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666666" loext:opacity="100%"/>
    </style:style>
    <style:style style:name="T6" style:family="text">
      <style:text-properties fo:language="zxx" fo:country="none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Sans mono" fo:language="zxx" fo:country="none" fo:font-style="normal" style:text-underline-style="none" fo:font-weight="normal" officeooo:rsid="0010c441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ch2_5f_default.Punctuation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mono" svg:font-family="'Sans mono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h2_5f_default" style:display-name="ch2_default" style:family="text"/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Name" style:display-name="ch2_default.Name" style:family="text" style:parent-style-name="ch2_5f_default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8:37:04.173073907</meta:creation-date>
    <dc:date>2023-09-12T08:50:22.468955100</dc:date>
    <meta:editing-duration>PT13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